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8/10/2021</text:span></text:p>
      <text:p text:style-name="P9"/>
      <text:p text:style-name="P10">RECIBI CONFORME</text:p>
      <text:p text:style-name="P9"/>
      <text:p text:style-name="P11">CLIENTE: MULTIVENTAS EL CRIADOR E.I.R.L.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VASQUEZ AMASIFUEN ORFIT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2:35:0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